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10.287cm" svg:x="1.508cm" svg:y="4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4.191cm" svg:x="5.826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524cm" svg:x="2.27cm" svg:y="5.6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2.271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2.272cm" svg:y="9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2.273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127cm" svg:x="3.03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3.03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3.034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286cm" svg:height="1.27cm" svg:x="2.016cm" svg:y="13.7cm">
          <draw:text-box>
            <text:p text:style-name="P2"><text:span text:style-name="T1">INPUTS</text:span></text:p>
          </draw:text-box>
        </draw:frame>
        <draw:frame draw:style-name="gr4" draw:text-style-name="P2" draw:layer="layout" svg:width="4.826cm" svg:height="1.139cm" svg:x="5.699cm" svg:y="10.402cm">
          <draw:text-box>
            <text:p text:style-name="P2"><text:span text:style-name="T1">OUTPUT (NEURON)</text:span></text:p>
          </draw:text-box>
        </draw:frame>
        <draw:custom-shape draw:style-name="gr1" draw:text-style-name="P1" draw:layer="layout" svg:width="1.524cm" svg:height="1.524cm" svg:x="5.445cm" svg:y="11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7.985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86cm" svg:height="1.27cm" svg:x="5.064cm" svg:y="13.7cm">
          <draw:text-box>
            <text:p text:style-name="P3"><text:span text:style-name="T1">NUM</text:span></text:p>
            <text:p text:style-name="P3"><text:span text:style-name="T1">INPUTS</text:span></text:p>
          </draw:text-box>
        </draw:frame>
        <draw:frame draw:style-name="gr3" draw:text-style-name="P2" draw:layer="layout" svg:width="3.175cm" svg:height="1.27cm" svg:x="7.223cm" svg:y="13.7cm">
          <draw:text-box>
            <text:p text:style-name="P2"><text:span text:style-name="T1">THRESHOLD</text:span></text:p>
          </draw:text-box>
        </draw:frame>
        <draw:frame draw:style-name="gr4" draw:layer="layout" svg:width="5.588cm" svg:height="1.139cm" svg:x="3.413cm" svg:y="15.355cm">
          <draw:text-box>
            <text:p>PERCEPTRON</text:p>
          </draw:text-box>
        </draw:frame>
        <draw:custom-shape draw:style-name="gr1" draw:text-style-name="P1" draw:layer="layout" svg:width="9.144cm" svg:height="10.287cm" svg:x="1.509cm" svg:y="4.6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44cm" svg:height="10.287cm" svg:x="11.286cm" svg:y="4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048cm" svg:y="5.6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049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05cm" svg:y="9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2.051cm" svg:y="11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127cm" svg:x="12.81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2.81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2.812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286cm" svg:height="1.27cm" svg:x="11.794cm" svg:y="13.7cm">
          <draw:text-box>
            <text:p text:style-name="P2"><text:span text:style-name="T1">INPUTS</text:span></text:p>
          </draw:text-box>
        </draw:frame>
        <draw:custom-shape draw:style-name="gr1" draw:text-style-name="P1" draw:layer="layout" svg:width="1.524cm" svg:height="1.524cm" svg:x="17.763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175cm" svg:height="1.27cm" svg:x="17.001cm" svg:y="13.7cm">
          <draw:text-box>
            <text:p text:style-name="P3"><text:span text:style-name="T1">B</text:span></text:p>
          </draw:text-box>
        </draw:frame>
        <draw:frame draw:style-name="gr4" draw:layer="layout" svg:width="5.588cm" svg:height="1.139cm" svg:x="14.462cm" svg:y="15.478cm">
          <draw:text-box>
            <text:p>NEURON</text:p>
          </draw:text-box>
        </draw:frame>
        <draw:custom-shape draw:style-name="gr1" draw:text-style-name="P1" draw:layer="layout" svg:width="9.144cm" svg:height="10.287cm" svg:x="11.287cm" svg:y="4.6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7.859cm" svg:y="5.6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07cm" svg:height="1.27cm" svg:x="17.097cm" svg:y="7.476cm">
          <draw:text-box>
            <text:p text:style-name="P4"><text:span text:style-name="T2">NUM</text:span></text:p>
            <text:p text:style-name="P4"><text:span text:style-name="T2">CONNECTIONS</text:span></text:p>
          </draw:text-box>
        </draw:frame>
        <draw:custom-shape draw:style-name="gr1" draw:text-style-name="P1" draw:layer="layout" svg:width="1.524cm" svg:height="1.524cm" svg:x="14.20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4.209cm" svg:y="7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4.21cm" svg:y="9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524cm" svg:x="14.211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0.127cm" svg:x="14.97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4.972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4.972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4cm" svg:height="1.27cm" svg:x="13.827cm" svg:y="13.701cm">
          <draw:text-box>
            <text:p text:style-name="P2"><text:span text:style-name="T1">WEIGHTS</text:span></text:p>
          </draw:text-box>
        </draw:frame>
        <draw:custom-shape draw:style-name="gr1" draw:text-style-name="P1" draw:layer="layout" svg:width="1.524cm" svg:height="1.524cm" svg:x="17.76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175cm" svg:height="0.762cm" svg:x="17.002cm" svg:y="10.779cm">
          <draw:text-box>
            <text:p text:style-name="P3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7:32:49.782235525</meta:creation-date>
    <dc:date>2014-02-19T18:08:01.247778528</dc:date>
    <meta:editing-duration>PT4M52S</meta:editing-duration>
    <meta:editing-cycles>1</meta:editing-cycles>
    <meta:document-statistic meta:object-count="42"/>
    <meta:generator>LibreOffice/4.2.0.4$Linux_x86 LibreOffice_project/05dceb5d363845f2cf968344d7adab8dcfb2ba71</meta:generator>
  </office:meta>
</office:document-meta>
</file>